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Beware Banal Th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string" calcext:value-type="string">
            <text:p>Game 9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date" office:date-value="2025-11-24" calcext:value-type="date">
            <text:p>2025-11-24</text:p>
          </table:table-cell>
          <table:table-cell office:value-type="string" calcext:value-type="string">
            <text:p>KS: Shadow Community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date" office:date-value="2025-11-24" calcext:value-type="date">
            <text:p>2025-11-24</text:p>
          </table:table-cell>
          <table:table-cell office:value-type="string" calcext:value-type="string">
            <text:p>KS: Smuggling Routes 0 → 1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-00-00</text:date>, <text:time style:data-style-name="N2" text:time-value="23:14:17.748469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23:15:02.773929308</dc:date>
    <meta:editing-duration>PT2H1M59S</meta:editing-duration>
    <meta:editing-cycles>38</meta:editing-cycles>
    <meta:generator>LibreOffice/25.2.7.2$Linux_X86_64 LibreOffice_project/520$Build-2</meta:generator>
    <meta:document-statistic meta:table-count="4" meta:cell-count="187" meta:object-count="0"/>
  </office:meta>
</office:document-meta>
</file>